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358e5" officeooo:paragraph-rsid="001358e5"/>
    </style:style>
    <style:style style:name="P2" style:family="paragraph" style:parent-style-name="Standard">
      <style:text-properties officeooo:rsid="001358e5" officeooo:paragraph-rsid="001b06a4"/>
    </style:style>
    <style:style style:name="P3" style:family="paragraph" style:parent-style-name="Standard">
      <style:text-properties officeooo:rsid="00139de8" officeooo:paragraph-rsid="00139de8"/>
    </style:style>
    <style:style style:name="P4" style:family="paragraph" style:parent-style-name="Standard">
      <style:text-properties officeooo:rsid="0018e003" officeooo:paragraph-rsid="0018e003"/>
    </style:style>
    <style:style style:name="P5" style:family="paragraph" style:parent-style-name="Standard">
      <style:text-properties officeooo:rsid="0019fcd9" officeooo:paragraph-rsid="0019fcd9"/>
    </style:style>
    <style:style style:name="P6" style:family="paragraph" style:parent-style-name="Standard">
      <style:text-properties officeooo:rsid="001b06a4" officeooo:paragraph-rsid="001b06a4"/>
    </style:style>
    <style:style style:name="P7" style:family="paragraph" style:parent-style-name="Standard">
      <style:text-properties style:text-position="super 58%" officeooo:rsid="001358e5" officeooo:paragraph-rsid="001358e5"/>
    </style:style>
    <style:style style:name="T1" style:family="text">
      <style:text-properties style:text-position="super 58%"/>
    </style:style>
    <style:style style:name="T2" style:family="text">
      <style:text-properties officeooo:rsid="00160bec"/>
    </style:style>
    <style:style style:name="T3" style:family="text">
      <style:text-properties officeooo:rsid="001c81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Incluir configurações da agenda para:</text:p>
      <text:p text:style-name="P3">slotDuration</text:p>
      <text:p text:style-name="P3">datePicker</text:p>
      <text:p text:style-name="P3"/>
      <text:p text:style-name="P1"/>
      <text:p text:style-name="P1"/>
      <text:p text:style-name="P3">Inc<text:span text:style-name="T2">l</text:span>uir label de indicação de obrigatoriedade - <text:span text:style-name="T3">feito</text:span></text:p>
      <text:p text:style-name="P3">Incluir procedimento e o convênio</text:p>
      <text:p text:style-name="P3"/>
      <text:p text:style-name="P1"/>
      <text:p text:style-name="P1"/>
      <text:p text:style-name="P1"/>
      <text:p text:style-name="P1"/>
      <text:p text:style-name="P1"/>
      <text:p text:style-name="P4">Na tela de cadastro quando </text:p>
      <text:p text:style-name="P4"/>
      <text:p text:style-name="P6">Menu Atendimento ( profissional )</text:p>
      <text:p text:style-name="P2"/>
      <text:p text:style-name="P5">No onSave devo converter todas as datas para US</text:p>
      <text:p text:style-name="P5"/>
      <text:p text:style-name="P6">Chamada sonora e visual</text:p>
      <text:p text:style-name="P6"/>
      <text:p text:style-name="P1">Nome do paciente</text:p>
      <text:p text:style-name="P1">Idade</text:p>
      <text:p text:style-name="P1">Quantidade de consultas</text:p>
      <text:p text:style-name="P1">Dados cadastrais</text:p>
      <text:p text:style-name="P1"/>
      <text:p text:style-name="P7">Status da consulta ( em espera, Atendido, em atendimento )</text:p>
      <text:p text:style-name="P1"/>
      <text:p text:style-name="P1">Na listagem do médico: </text:p>
      <text:p text:style-name="P1"/>
      <text:p text:style-name="P1"><text:tab/><text:span text:style-name="T1">Nome do paciente<text:tab/>Idade<text:tab/>PNE<text:tab/>Data e hora de chegada<text:tab/>Status da consulta iniciar atendimento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08:53:28.262154187</meta:creation-date>
    <dc:date>2015-06-29T17:51:48.344822224</dc:date>
    <meta:editing-duration>PT34M23S</meta:editing-duration>
    <meta:editing-cycles>9</meta:editing-cycles>
    <meta:generator>LibreOffice/4.4.2.2$Linux_X86_64 LibreOffice_project/40m0$Build-2</meta:generator>
    <meta:document-statistic meta:table-count="0" meta:image-count="0" meta:object-count="0" meta:page-count="1" meta:paragraph-count="17" meta:word-count="81" meta:character-count="506" meta:non-whitespace-character-count="437"/>
  </office:meta>
</office:document-meta>
</file>